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6.448cm" fo:min-width="14.3cm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752cm" fo:min-width="1.50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6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4.9cm" svg:height="6.798cm" svg:x="1.7cm" svg:y="3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9cm" svg:height="2.9cm" svg:x="2.1cm" svg:y="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2.1cm" svg:y="6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3.2cm" svg:height="0.962cm" svg:x="2cm" svg:y="1.916cm">
            <draw:text-box>
              <text:p text:style-name="P2">PFOS</text:p>
            </draw:text-box>
          </draw:frame>
          <draw:frame draw:style-name="gr4" draw:text-style-name="P3" draw:layer="layout" svg:width="7cm" svg:height="2.384cm" svg:x="10.5cm" svg:y="1.3cm">
            <draw:text-box>
              <text:p text:style-name="P2">DMSO</text:p>
              <text:p text:style-name="P2">(carrier control)</text:p>
            </draw:text-box>
          </draw:frame>
          <draw:frame draw:style-name="gr5" draw:text-style-name="P3" draw:layer="layout" svg:width="3.2cm" svg:height="0.962cm" svg:x="5.4cm" svg:y="1.938cm">
            <draw:text-box>
              <text:p text:style-name="P2">OBS</text:p>
            </draw:text-box>
          </draw:frame>
          <draw:frame draw:style-name="gr6" draw:text-style-name="P3" draw:layer="layout" svg:width="3.2cm" svg:height="0.962cm" svg:x="8.9cm" svg:y="2cm">
            <draw:text-box>
              <text:p text:style-name="P2">F53B</text:p>
            </draw:text-box>
          </draw:frame>
          <draw:custom-shape draw:style-name="gr2" draw:text-style-name="P1" draw:layer="layout" svg:width="2.9cm" svg:height="2.9cm" svg:x="5.5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5.5cm" svg:y="6.7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8.9cm" svg:y="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8.9cm" svg:y="6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12.9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5cm" svg:height="0.962cm" svg:x="2.9cm" svg:y="4.538cm">
          <draw:text-box>
            <text:p>0.1</text:p>
          </draw:text-box>
        </draw:frame>
        <draw:frame draw:style-name="gr8" draw:text-style-name="P4" draw:layer="layout" svg:width="0.8cm" svg:height="0.962cm" svg:x="3.2cm" svg:y="7.7cm">
          <draw:text-box>
            <text:p>1</text:p>
          </draw:text-box>
        </draw:frame>
        <draw:frame draw:style-name="gr7" draw:text-style-name="P4" draw:layer="layout" svg:width="1.5cm" svg:height="0.962cm" svg:x="9.7cm" svg:y="4.5cm">
          <draw:text-box>
            <text:p>0.1</text:p>
          </draw:text-box>
        </draw:frame>
        <draw:frame draw:style-name="gr7" draw:text-style-name="P4" draw:layer="layout" svg:width="1.5cm" svg:height="0.962cm" svg:x="10cm" svg:y="7.7cm">
          <draw:text-box>
            <text:p>1</text:p>
          </draw:text-box>
        </draw:frame>
        <draw:frame draw:style-name="gr7" draw:text-style-name="P4" draw:layer="layout" svg:width="1.5cm" svg:height="0.962cm" svg:x="6.3cm" svg:y="4.5cm">
          <draw:text-box>
            <text:p>0.1</text:p>
          </draw:text-box>
        </draw:frame>
        <draw:frame draw:style-name="gr8" draw:text-style-name="P4" draw:layer="layout" svg:width="0.9cm" svg:height="0.962cm" svg:x="6.5cm" svg:y="7.738cm">
          <draw:text-box>
            <text:p>1</text:p>
          </draw:text-box>
        </draw:frame>
        <draw:frame draw:style-name="gr8" draw:text-style-name="P4" draw:layer="layout" svg:width="1.1cm" svg:height="0.962cm" svg:x="13.9cm" svg:y="6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4:52:01.031261027</meta:creation-date>
    <dc:date>2022-09-20T15:59:28.617224291</dc:date>
    <meta:editing-duration>PT15M27S</meta:editing-duration>
    <meta:editing-cycles>4</meta:editing-cycles>
    <meta:generator>LibreOffice/7.3.5.2$Linux_X86_64 LibreOffice_project/30$Build-2</meta:generator>
    <meta:document-statistic meta:object-count="20"/>
  </office:meta>
</office:document-meta>
</file>